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style:font-name="Comic Sans MS"/>
    </style:style>
    <style:style style:name="P2" style:family="paragraph" style:parent-style-name="Standard">
      <style:paragraph-properties fo:margin-left="0cm" fo:margin-right="-0.026cm" fo:text-indent="0cm" style:auto-text-indent="false"/>
      <style:text-properties style:font-name="Comic Sans MS"/>
    </style:style>
    <style:style style:name="P3" style:family="paragraph" style:parent-style-name="Standard">
      <style:paragraph-properties fo:margin-left="0cm" fo:margin-right="-0.026cm" fo:text-align="center" style:justify-single-word="false" fo:text-indent="0cm" style:auto-text-indent="false"/>
      <style:text-properties style:font-name="Comic Sans MS" fo:font-size="20pt" style:font-size-asian="20pt" style:font-size-complex="20pt"/>
    </style:style>
    <style:style style:name="P4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style:font-name="Comic Sans MS" fo:font-size="12pt" style:font-size-asian="12pt" style:font-size-complex="12pt"/>
    </style:style>
    <style:style style:name="P5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-0.026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style:font-name="Comic Sans MS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omic Sans MS" fo:font-weight="normal" style:font-weight-asian="normal" style:font-weight-complex="normal"/>
    </style:style>
    <style:style style:name="T5" style:family="text">
      <style:text-properties style:font-name="Comic Sans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gen Mickaël <text:s text:c="109"/>05/10/2006</text:p>
      <text:p text:style-name="P2">1MRIM</text:p>
      <text:p text:style-name="P3">Commandes de base MS-DOS</text:p>
      <text:p text:style-name="P4"/>
      <text:p text:style-name="P4"><text:tab/>Voici un récapitulatif des 8 commandes de bases, plus la commande externe FORMAT.</text:p>
      <text:p text:style-name="P4"/>
      <text:p text:style-name="P4"><text:s text:c="2"/>.DIR:</text:p>
      <text:p text:style-name="P4"><text:tab/>Affiche la <text:span text:style-name="T1">liste des répertoires et des fichiers qui sont contenus dans le répertoire actif. </text:span></text:p>
      <text:p text:style-name="P5"/>
      <text:p text:style-name="P5"><text:s text:c="2"/><text:span text:style-name="T2">Quelques options:</text:span></text:p>
      <text:p text:style-name="P5">- /a : affiche aussi les fichiers cachés</text:p>
      <text:p text:style-name="P5">- /p : lorsqu'il y a une longue liste de fichiers, cette option permet de faire des pauses entre chaque <text:tab/>page.</text:p>
      <text:p text:style-name="P5">- /o : affichage par ordre alphabétique.</text:p>
      <text:p text:style-name="P5">- /ad : affiche seulement les répertoires.</text:p>
      <text:p text:style-name="P5">- /w : affiche seulement les noms.</text:p>
      <text:p text:style-name="P5">- /a-d : n'afficue pas les répertoires.</text:p>
      <text:p text:style-name="P5"/>
      <text:p text:style-name="P5"><text:s text:c="2"/>.CD:</text:p>
      <text:p text:style-name="P6"><text:span text:style-name="T3"><text:tab/>P</text:span><text:span text:style-name="T4">ermet de changer de répertoire actif</text:span></text:p>
      <text:p text:style-name="P7"/>
      <text:p text:style-name="P7"><text:s text:c="2"/><text:span text:style-name="T2">Quelques options:</text:span></text:p>
      <text:p text:style-name="P7">- CD .. : remonte d'un répertoire dans la hiérarchie.</text:p>
      <text:p text:style-name="P7">- CD xxxx: où xxx est le nom d'un dossier. Permet d'aller directement à ce dossier.</text:p>
      <text:p text:style-name="P7"/>
      <text:p text:style-name="P7"><text:s text:c="2"/>.MD:</text:p>
      <text:p text:style-name="P7"><text:tab/>Création d'un répertoire.</text:p>
      <text:p text:style-name="P7"/>
      <text:p text:style-name="P7"><text:s text:c="2"/>.RD:</text:p>
      <text:p text:style-name="P7"><text:tab/>Suppression d'un répertoire.</text:p>
      <text:p text:style-name="P7"/>
      <text:p text:style-name="P7"><text:s text:c="2"/>.COPY: </text:p>
      <text:p text:style-name="P7"><text:tab/>Permet la copie d'un fichier d'un autroit vers un autre.</text:p>
      <text:p text:style-name="P7"/>
      <text:p text:style-name="P7"><text:s text:c="2"/><text:span text:style-name="T2">Quelques options:</text:span></text:p>
      <text:p text:style-name="Standard"><text:span text:style-name="T4">- copy C:\DOS\*.* </text:span><text:span text:style-name="T5">A:\DOS</text:span><text:span text:style-name="T4"> : copie tous les fichiers du répertoire </text:span><text:span text:style-name="T5">C:\DOS</text:span><text:span text:style-name="T4"> vers celui de A:\DOS.</text:span></text:p>
      <text:p text:style-name="P7"/>
      <text:p text:style-name="P7"><text:s/>.DEL:</text:p>
      <text:p text:style-name="P7"><text:tab/>Suppression d'un fichier.</text:p>
      <text:p text:style-name="P7"/>
      <text:p text:style-name="P7"><text:s text:c="2"/>.REN:</text:p>
      <text:p text:style-name="P7"><text:tab/>Renommer un fichier.</text:p>
      <text:p text:style-name="P7"/>
      <text:p text:style-name="P7"><text:s text:c="2"/>.MOVE:</text:p>
      <text:p text:style-name="P7"><text:tab/>Déplacer un fichier.</text:p>
      <text:p text:style-name="P7"/>
      <text:p text:style-name="P7"/>
      <text:p text:style-name="P7"><text:s text:c="2"/>.FORMAT:</text:p>
      <text:p text:style-name="P6"><text:span text:style-name="T4"><text:tab/>F</text:span><text:span text:style-name="T5">ormater une unité de disque, que ce soit une disquette ou un lecteur. </text:span></text:p>
      <text:p text:style-name="P7"><text:tab/></text:p>
      <text:p text:style-name="P7"><text:s text:c="2"/>Quelques options:</text:p>
      <text:p text:style-name="P7">- /q : formatage rapide.</text:p>
      <text:p text:style-name="P7">- /s : après formatage, copie des 3 fichiers <text:s/>systèmes.</text:p>
      <text:p text:style-name="P7"/>
      <text:p text:style-name="P7"/>
      <text:p text:style-name="P7"/>
      <text:p text:style-name="P7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397cm" fo:margin-bottom="0.674cm" fo:margin-left="0.45cm" fo:margin-right="0.3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05T15:49:57</meta:creation-date>
    <dc:date>2006-10-05T16:16:14</dc:date>
    <dc:language>fr-FR</dc:language>
    <meta:editing-cycles>12</meta:editing-cycles>
    <meta:editing-duration>PT2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197" meta:character-count="1388"/>
  </office:meta>
</office:document-meta>
</file>